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style:style style:name="gr1" style:family="graphic" style:parent-style-name="standard">
      <style:graphic-properties draw:fill-color="#f58220" draw:textarea-horizontal-align="justify" draw:textarea-vertical-align="middle" draw:auto-grow-height="false" fo:min-height="2.29cm" fo:min-width="3.945cm"/>
    </style:style>
    <style:style style:name="gr2" style:family="graphic" style:parent-style-name="objectwithoutfill">
      <style:graphic-properties draw:stroke="solid" draw:stroke-dash="Dashed_20__28_var_29_"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gr3" style:family="graphic" style:parent-style-name="standard">
      <style:graphic-properties draw:fill-color="#f58220" draw:textarea-horizontal-align="justify" draw:textarea-vertical-align="middle" draw:auto-grow-height="false" fo:min-height="2.29cm" fo:min-width="3.945cm" fo:wrap-option="wrap"/>
    </style:style>
    <style:style style:name="gr4" style:family="graphic" style:parent-style-name="objectwithoutfill">
      <style:graphic-properties svg:stroke-width="0.106cm" draw:marker-start-width="0.359cm" draw:marker-end="Arrow" draw:marker-end-width="0.459cm" draw:fill="none" draw:textarea-vertical-align="middle" fo:padding-top="0.178cm" fo:padding-bottom="0.178cm" fo:padding-left="0.303cm" fo:padding-right="0.303cm"/>
    </style:style>
    <style:style style:name="gr5" style:family="graphic" style:parent-style-name="standard">
      <style:graphic-properties draw:fill-color="#729fcf" draw:textarea-horizontal-align="justify" draw:textarea-vertical-align="middle" draw:auto-grow-height="false" fo:min-height="2.29cm" fo:min-width="3.945cm" fo:wrap-option="wrap"/>
    </style:style>
    <style:style style:name="gr6" style:family="graphic" style:parent-style-name="objectwithoutfill">
      <style:graphic-properties svg:stroke-width="0.106cm" draw:marker-start-width="0.359cm" draw:marker-end="Diamond_20_unfilled" draw:marker-end-width="0.459cm" draw:fill="none" draw:textarea-vertical-align="middle" fo:padding-top="0.178cm" fo:padding-bottom="0.178cm" fo:padding-left="0.303cm" fo:padding-right="0.303cm"/>
    </style:style>
    <style:style style:name="P1" style:family="paragraph">
      <style:paragraph-properties fo:text-align="center"/>
    </style:style>
    <style:style style:name="P2" style:family="paragraph">
      <loext:graphic-properties draw:fill-color="#f58220"/>
      <style:paragraph-properties fo:text-align="center"/>
    </style:style>
    <style:style style:name="P3" style:family="paragraph">
      <loext:graphic-properties draw:fill="none"/>
      <style:paragraph-properties fo:text-align="center"/>
    </style:style>
    <style:style style:name="P4" style:family="paragraph">
      <loext:graphic-properties draw:fill-color="#729fcf"/>
      <style:paragraph-properties fo:text-align="center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page1" draw:style-name="dp1" draw:master-page-name="Default">
        <draw:custom-shape draw:style-name="gr1" draw:text-style-name="P2" xml:id="id2" draw:id="id2" draw:layer="layout" svg:width="4.445cm" svg:height="2.54cm" svg:x="20.955cm" svg:y="0.635cm">
          <text:p text:style-name="P1">OutputInfo</text:p>
          <draw:enhanced-geometry svg:viewBox="0 0 21600 21600" draw:type="rectangle" draw:enhanced-path="M 0 0 L 21600 0 21600 21600 0 21600 0 0 Z N"/>
        </draw:custom-shape>
        <draw:custom-shape draw:style-name="gr1" draw:text-style-name="P2" xml:id="id1" draw:id="id1" draw:layer="layout" svg:width="4.445cm" svg:height="2.54cm" svg:x="20.955cm" svg:y="5.715cm">
          <text:p text:style-name="P1">Object[ ]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23.177cm" svg:y1="5.715cm" svg:x2="23.177cm" svg:y2="3.175cm" draw:start-shape="id1" draw:start-glue-point="0" draw:end-shape="id2" draw:end-glue-point="2" svg:d="M23177 5715v-2540" svg:viewBox="0 0 1 2541">
          <text:p/>
        </draw:connector>
        <draw:custom-shape draw:style-name="gr1" draw:text-style-name="P2" xml:id="id4" draw:id="id4" draw:layer="layout" svg:width="4.445cm" svg:height="2.54cm" svg:x="26.035cm" svg:y="5.715cm">
          <text:p text:style-name="P1">Object</text:p>
          <draw:enhanced-geometry svg:viewBox="0 0 21600 21600" draw:type="rectangle" draw:enhanced-path="M 0 0 L 21600 0 21600 21600 0 21600 0 0 Z N"/>
        </draw:custom-shape>
        <draw:custom-shape draw:style-name="gr1" draw:text-style-name="P2" xml:id="id3" draw:id="id3" draw:layer="layout" svg:width="4.445cm" svg:height="2.54cm" svg:x="15.875cm" svg:y="5.715cm">
          <text:p text:style-name="P1">RenderInfo[ ]</text:p>
          <text:p text:style-name="P1">(Abstract)</text:p>
          <draw:enhanced-geometry svg:viewBox="0 0 21600 21600" draw:type="rectangle" draw:enhanced-path="M 0 0 L 21600 0 21600 21600 0 21600 0 0 Z N"/>
        </draw:custom-shape>
        <draw:connector draw:style-name="gr2" draw:text-style-name="P3" draw:layer="layout" svg:x1="18.097cm" svg:y1="5.715cm" svg:x2="23.177cm" svg:y2="3.175cm" draw:start-shape="id3" draw:start-glue-point="0" draw:end-shape="id2" draw:end-glue-point="2" svg:d="M18097 5715v-1270h5080v-1270" svg:viewBox="0 0 5081 2541">
          <text:p/>
        </draw:connector>
        <draw:connector draw:style-name="gr2" draw:text-style-name="P3" draw:layer="layout" svg:x1="28.257cm" svg:y1="5.715cm" svg:x2="23.177cm" svg:y2="3.175cm" draw:start-shape="id4" draw:start-glue-point="0" draw:end-shape="id2" draw:end-glue-point="2" svg:d="M28257 5715v-1270h-5080v-1270" svg:viewBox="0 0 5081 2541">
          <text:p/>
        </draw:connector>
        <draw:custom-shape draw:style-name="gr3" draw:text-style-name="P2" xml:id="id5" draw:id="id5" draw:layer="layout" svg:width="4.445cm" svg:height="2.54cm" svg:x="15.875cm" svg:y="10.16cm">
          <text:p text:style-name="P1">SwingRenderInfo</text:p>
          <draw:enhanced-geometry svg:viewBox="0 0 21600 21600" draw:type="rectangle" draw:enhanced-path="M 0 0 L 21600 0 21600 21600 0 21600 0 0 Z N"/>
        </draw:custom-shape>
        <draw:connector draw:style-name="gr4" draw:text-style-name="P3" draw:layer="layout" svg:x1="18.097cm" svg:y1="10.16cm" svg:x2="18.097cm" svg:y2="8.255cm" draw:start-shape="id5" draw:start-glue-point="0" draw:end-shape="id3" draw:end-glue-point="2" svg:d="M18097 10160v-1905" svg:viewBox="0 0 1 1906">
          <text:p/>
        </draw:connector>
        <draw:custom-shape draw:style-name="gr5" draw:text-style-name="P4" xml:id="id6" draw:id="id6" draw:layer="layout" svg:width="4.445cm" svg:height="2.54cm" svg:x="15.875cm" svg:y="14.605cm">
          <text:p text:style-name="P1">Image</text:p>
          <draw:enhanced-geometry svg:viewBox="0 0 21600 21600" draw:type="rectangle" draw:enhanced-path="M 0 0 L 21600 0 21600 21600 0 21600 0 0 Z N"/>
        </draw:custom-shape>
        <draw:connector draw:style-name="gr6" draw:text-style-name="P3" draw:layer="layout" svg:x1="18.097cm" svg:y1="14.605cm" svg:x2="18.097cm" svg:y2="12.7cm" draw:start-shape="id6" draw:start-glue-point="0" draw:end-shape="id5" svg:d="M18097 14605v-1905" svg:viewBox="0 0 1 1906">
          <text:p/>
        </draw:connector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Noto Sans Devanagari" svg:font-family="'Noto Sans Devanagar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draw:marker draw:name="Diamond_20_unfilled" draw:display-name="Diamond unfilled" svg:viewBox="0 0 3000 6000" svg:d="M1500 0l1500 3000-1500 3000-1500-3000zM1500 447l-1276 2553 1276 2553 1276-2553z"/>
    <draw:stroke-dash draw:name="Dashed_20__28_var_29_" draw:display-name="Dashed (var)" draw:style="rect" draw:dots1="1" draw:dots1-length="197%" draw:distance="127%"/>
    <draw:stroke-dash draw:name="Dashed_20__28_var_29__20_1" draw:display-name="Dashed (var) 1" draw:style="rect" draw:dots1="1" draw:dots1-length="0.02cm" draw:dots2="1" draw:dots2-length="0.02cm" draw:distance="0.02cm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draw:stroke-dash="Dashed_20__28_var_29__20_1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50.8cm" fo:page-height="38.1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3-16T14:44:10.281000000</meta:creation-date>
    <dc:date>2018-03-19T19:35:14.217833926</dc:date>
    <meta:editing-duration>PT36M29S</meta:editing-duration>
    <meta:editing-cycles>11</meta:editing-cycles>
    <meta:generator>LibreOffice/5.1.6.2$Linux_X86_64 LibreOffice_project/10m0$Build-2</meta:generator>
    <meta:document-statistic meta:object-count="11"/>
  </office:meta>
</office:document-meta>
</file>